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583in" fo:margin-left="-0.0375in" fo:margin-right="0.0042in" table:align="margins"/>
    </style:style>
    <style:style style:name="Table1.A" style:family="table-column">
      <style:table-column-properties style:column-width="0.6979in" style:rel-column-width="6573*"/>
    </style:style>
    <style:style style:name="Table1.B" style:family="table-column">
      <style:table-column-properties style:column-width="1.125in" style:rel-column-width="10595*"/>
    </style:style>
    <style:style style:name="Table1.C" style:family="table-column">
      <style:table-column-properties style:column-width="3.9375in" style:rel-column-width="37084*"/>
    </style:style>
    <style:style style:name="Table1.D" style:family="table-column">
      <style:table-column-properties style:column-width="1.1979in" style:rel-column-width="112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Table_20_Contents">
      <style:paragraph-properties fo:text-align="start" style:justify-single-word="false" style:text-autospace="none"/>
    </style:style>
    <style:style style:name="P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fo:background-color="transparent"/>
    </style:style>
    <style:style style:name="P8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Times New Roman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Table_20_Contents">
      <style:text-properties style:font-name="Times New Roman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1" style:family="paragraph" style:parent-style-name="Standard" style:list-style-name="L1"/>
    <text:list-style style:name="L1">
      <text:list-level-style-number text:level="1" text:style-name="Numbering_20_Symbols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RRT_U 1.0 <text:s/>Problems Tracking<text:tab/><text:tab/><text:tab/><text:tab/><text:tab/><text:tab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PR Tag</text:p>
          </table:table-cell>
          <table:table-cell table:style-name="Table1.A1" office:value-type="string">
            <text:p text:style-name="Table_20_Contents">Program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Statu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Release Beta <text:s/>13-Aug-08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.0.1</text:p>
          </table:table-cell>
          <table:table-cell table:style-name="Table1.A2" office:value-type="string">
            <text:p text:style-name="Table_20_Contents">N/A</text:p>
          </table:table-cell>
          <table:table-cell table:style-name="Table1.A2" office:value-type="string">
            <text:p text:style-name="Table_20_Contents">Dlls not copied to c:\cps\users_sw by install procedure</text:p>
          </table:table-cell>
          <table:table-cell table:style-name="Table1.D2" office:value-type="string">
            <text:p text:style-name="Table_20_Contents">TMP solution: copy <text:s/>from c:\cps\bin</text:p>
          </table:table-cell>
        </table:table-row>
        <table:table-row>
          <table:table-cell table:style-name="Table1.A2" office:value-type="string">
            <text:p text:style-name="Table_20_Contents">1.0.2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Table_20_Contents">Existing recon.ini not copied ro c\cps\users_sw by install procedure</text:p>
          </table:table-cell>
          <table:table-cell table:style-name="Table1.D2" office:value-type="string">
            <text:p text:style-name="Table_20_Contents">TMP solution: copy <text:s/>from c:\cps\bin </text:p>
          </table:table-cell>
        </table:table-row>
        <table:table-row>
          <table:table-cell table:style-name="Table1.A2" office:value-type="string">
            <text:p text:style-name="Table_20_Contents">1.0.3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Table_20_Contents">“.i” extension missing in filename for image reconstructed on cluster nodes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4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1">Use -notimetag for transmission histogramming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5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1">Call e7_sino_u with mu-map to avoid reconstruction from attenuation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6</text:p>
          </table:table-cell>
          <table:table-cell table:style-name="Table1.A2" office:value-type="string">
            <text:p text:style-name="Table_20_Contents">e7_sino_u</text:p>
          </table:table-cell>
          <table:table-cell table:style-name="Table1.A2" office:value-type="string">
            <text:p text:style-name="P1">Don't save ssr_image.i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7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1">Uncorrect logging message for PSF flag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8</text:p>
          </table:table-cell>
          <table:table-cell table:style-name="Table1.A2" office:value-type="string">
            <text:p text:style-name="Table_20_Contents">CorrectRun_u</text:p>
          </table:table-cell>
          <table:table-cell table:style-name="Table1.A2" office:value-type="string">
            <text:p text:style-name="P1">Not correcting for interframe decay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9</text:p>
          </table:table-cell>
          <table:table-cell table:style-name="Table1.A2" office:value-type="string">
            <text:p text:style-name="Table_20_Contents">CorrectRun_u</text:p>
          </table:table-cell>
          <table:table-cell table:style-name="Table1.A2" office:value-type="string">
            <text:p text:style-name="P1">Add scanner dependent deadtime constant ( CorrectRun.ini)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Patch 30-Aug-08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>1.0.10</text:p>
          </table:table-cell>
          <table:table-cell table:style-name="Table1.A2" office:value-type="string">
            <text:p text:style-name="Table_20_Contents">VC redist dlls</text:p>
          </table:table-cell>
          <table:table-cell table:style-name="Table1.A2" office:value-type="string">
            <text:p text:style-name="P7">clcrecon not running on cluster nodes </text:p>
          </table:table-cell>
          <table:table-cell table:style-name="Table1.D2" office:value-type="string">
            <text:p text:style-name="Table_20_Contents">Done (bug in clcrecon)</text:p>
          </table:table-cell>
        </table:table-row>
        <table:table-row>
          <table:table-cell table:style-name="Table1.A2" office:value-type="string">
            <text:p text:style-name="Table_20_Contents">1.0.11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1">.ce and .fs filename should be the same as listmode instead of the output norm file name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12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1">Create norm header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13</text:p>
          </table:table-cell>
          <table:table-cell table:style-name="Table1.A2" office:value-type="string">
            <text:p text:style-name="Table_20_Contents">lmhistogram_u</text:p>
          </table:table-cell>
          <table:table-cell table:style-name="Table1.A2" office:value-type="string">
            <text:p text:style-name="P1">-P option should create prompt and true sinograms,<text:line-break/>-PR should create prompt, true and random sinograms</text:p>
            <text:p text:style-name="P1">default (true) sinogram file name should be sino.tr.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.0.14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64 bit version norm_process_x64 not working</text:p>
          </table:table-cell>
          <table:table-cell table:style-name="Table1.D2" office:value-type="string">
            <text:p text:style-name="Table_20_Contents">Done not tested</text:p>
          </table:table-cell>
        </table:table-row>
        <table:table-row>
          <table:table-cell table:style-name="Table1.A2" office:value-type="string">
            <text:p text:style-name="Table_20_Contents">1.0.15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Delete normfac.i if existing before submitting a recon job</text:p>
            <text:p text:style-name="P2">and after recon job 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16</text:p>
          </table:table-cell>
          <table:table-cell table:style-name="Table1.A2" office:value-type="string">
            <text:p text:style-name="Table_20_Contents">clcrecon</text:p>
          </table:table-cell>
          <table:table-cell table:style-name="Table1.A2" office:value-type="string">
            <text:p text:style-name="P2">Delete normfac.i if existing before submitting a recon job and specify normfac directory to c:\cps\cluster_u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17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Open listmode file in “R” for read-only network disk</text:p>
          </table:table-cell>
          <table:table-cell table:style-name="Table1.D2" office:value-type="string">
            <text:p text:style-name="Table_20_Contents">Done not tested</text:p>
          </table:table-cell>
        </table:table-row>
        <table:table-row>
          <table:table-cell table:style-name="Table1.A2" office:value-type="string">
            <text:p text:style-name="Table_20_Contents">1.0.18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Default Mu zoom should be 2,3</text:p>
          </table:table-cell>
          <table:table-cell table:style-name="Table1.D2" office:value-type="string">
            <text:p text:style-name="Table_20_Contents">Done</text:p>
          </table:table-cell>
        </table:table-row>
        <text:soft-page-break/>
        <table:table-row>
          <table:table-cell table:style-name="Table1.A2" office:value-type="string">
            <text:p text:style-name="Table_20_Contents">1.0.19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2">Add option -D to specify normfac directory: patient dir for static recon on server, c:\cps\cluster_u for frame cluster recon 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20</text:p>
          </table:table-cell>
          <table:table-cell table:style-name="Table1.A2" office:value-type="string">
            <text:p text:style-name="Table_20_Contents">clcrecon</text:p>
          </table:table-cell>
          <table:table-cell table:style-name="Table1.A2" office:value-type="string">
            <text:p text:style-name="P2">Replace clcrecon_procID.log by clcrecon_datetime.log for logging file names. Otherwise, an old log file can be used for a new reconstruction logging (1)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1</text:p>
          </table:table-cell>
          <table:table-cell table:style-name="Table1.A2" office:value-type="string">
            <text:p text:style-name="Table_20_Contents">clcrecon</text:p>
          </table:table-cell>
          <table:table-cell table:style-name="Table1.A2" office:value-type="string">
            <text:p text:style-name="P2">Clean clcrecon*.log files older than 7 days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2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2">Keep -O option for intermediate iterations output compatible with original cluster reconstruction (*i01.i, ... *i10.i) with header for all iterations.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3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Remove fansum (.fs) output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4</text:p>
          </table:table-cell>
          <table:table-cell table:style-name="Table1.A2" office:value-type="string">
            <text:p text:style-name="Table_20_Contents">QueueConfig</text:p>
          </table:table-cell>
          <table:table-cell table:style-name="Table1.A2" office:value-type="string">
            <text:p text:style-name="P2">Add <text:s/>QueueConfig.txt to the distribution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25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Rounding mismatch between lmhistogram and norm_process causing high frequency artifact :</text:p>
            <text:p text:style-name="P2">Solution use same sorting library (sort3d_hrrt)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6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Integrate Total Variation 3D Regularization for transmission mu-map (TX_TV3DReg ) as an alternative to MAP-TR segmentation via recon.ini: add TX_TV3DReg to the MAP priors list</text:p>
            <text:p text:style-name="P2">Enable <text:s/>TX_TV3DReg only when transmission scatter correction is used.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27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Add TX segmentation method to mu map header (TX_TV3DReg, MAP-TR)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8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2">Create random smoothed file in <text:s/>same directory as normfac.i with .ch filename prefix.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29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2">Delete temp random smoothed file after reconstruction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30</text:p>
          </table:table-cell>
          <table:table-cell table:style-name="Table1.A2" office:value-type="string">
            <text:p text:style-name="Table_20_Contents">if2e7</text:p>
          </table:table-cell>
          <table:table-cell table:style-name="Table1.A2" office:value-type="string">
            <text:p text:style-name="P2">Add -S option to specify calibration files directory. If2e7 searches the directory for calibration files and selects the one with matching scan date.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31</text:p>
          </table:table-cell>
          <table:table-cell table:style-name="Table1.A2" office:value-type="string">
            <text:p text:style-name="Table_20_Contents">if2e7</text:p>
          </table:table-cell>
          <table:table-cell table:style-name="Table1.A2" office:value-type="string">
            <text:p text:style-name="P2">Use mumap mask to find image extrema and avoid hot spots</text:p>
          </table:table-cell>
          <table:table-cell table:style-name="Table1.D2" office:value-type="string">
            <text:p text:style-name="Table_20_Contents">Done </text:p>
          </table:table-cell>
        </table:table-row>
        <table:table-row>
          <table:table-cell table:style-name="Table1.A2" office:value-type="string">
            <text:p text:style-name="Table_20_Contents">1.0.32</text:p>
          </table:table-cell>
          <table:table-cell table:style-name="Table1.A2" office:value-type="string">
            <text:p text:style-name="Table_20_Contents">clcrecon</text:p>
          </table:table-cell>
          <table:table-cell table:style-name="Table1.A2" office:value-type="string">
            <text:p text:style-name="P2">Clean ReconParameters*.txt and ClusterConfig*.txt files older than 7 days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33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Allow automatic scatter filename assignment in Reconstruction Configuration dialog when Scatter Configuration dialog is disabled 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1.0.34</text:p>
          </table:table-cell>
          <table:table-cell table:style-name="Table1.A2" office:value-type="string">
            <text:p text:style-name="Table_20_Contents">hrrt_osem3d</text:p>
          </table:table-cell>
          <table:table-cell table:style-name="Table1.A2" office:value-type="string">
            <text:p text:style-name="P2">Add program version and build ID to image header</text:p>
          </table:table-cell>
          <table:table-cell table:style-name="Table1.D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Release candidate 08-Oct-08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1.0.35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Ignore mu-map auto-scaling flag <text:s/>when using MAP-TR <text:soft-page-break/>segmentation or TX-TV3DReg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36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Ignore transmission scatter correction when using MAP-TR segmentation.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36</text:p>
          </table:table-cell>
          <table:table-cell table:style-name="Table1.A2" office:value-type="string">
            <text:p text:style-name="Table_20_Contents">Norm Header</text:p>
          </table:table-cell>
          <table:table-cell table:style-name="Table1.A2" office:value-type="string">
            <text:p text:style-name="P2">Add LBER keyword , e.g:</text:p>
            <text:p text:style-name="P2">LBER := 12.0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37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Use LBER value from norm header if present for e7_sino_u instead of gm328.ini 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38</text:p>
          </table:table-cell>
          <table:table-cell table:style-name="Table1.A2" office:value-type="string">
            <text:p text:style-name="Table_20_Contents">e7_atten_u</text:p>
          </table:table-cell>
          <table:table-cell table:style-name="Table1.A2" office:value-type="string">
            <text:p text:style-name="P2">Add a flag “--txblr” to specify TX/Blank ratio as an alternative to getting it from data. 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39</text:p>
          </table:table-cell>
          <table:table-cell table:style-name="Table1.A2" office:value-type="string">
            <text:p text:style-name="Table_20_Contents">ReconGUI_u</text:p>
          </table:table-cell>
          <table:table-cell table:style-name="Table1.A2" office:value-type="string">
            <text:p text:style-name="P2">Get TX/Blank <text:s/>ratio from headers and use it with e7_atten_u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40</text:p>
          </table:table-cell>
          <table:table-cell table:style-name="Table1.A2" office:value-type="string">
            <text:p text:style-name="Table_20_Contents">gen_delays<text:line-break/>hrrt_osem3d</text:p>
          </table:table-cell>
          <table:table-cell table:style-name="Table1.A2" office:value-type="string">
            <text:p text:style-name="P2">Use a lookup table to ensure same result on different CPU architecture (32bit, 64bit).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41</text:p>
          </table:table-cell>
          <table:table-cell table:style-name="Table1.A2" office:value-type="string">
            <text:p text:style-name="Table_20_Contents">DailyQC_u</text:p>
          </table:table-cell>
          <table:table-cell table:style-name="Table1.A2" office:value-type="string">
            <text:p text:style-name="P2">Crashes on view statistics</text:p>
          </table:table-cell>
          <table:table-cell table:style-name="Table1.D2" office:value-type="string">
            <text:p text:style-name="P8">Done</text:p>
          </table:table-cell>
        </table:table-row>
        <table:table-row>
          <table:table-cell table:style-name="Table1.A2" office:value-type="string">
            <text:p text:style-name="Table_20_Contents">1.0.42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Maxrd is wrong (103 should be 67).</text:p>
          </table:table-cell>
          <table:table-cell table:style-name="Table1.D2" office:value-type="string">
            <text:p text:style-name="P10">Done</text:p>
          </table:table-cell>
        </table:table-row>
        <table:table-row>
          <table:table-cell table:style-name="Table1.A2" office:value-type="string">
            <text:p text:style-name="Table_20_Contents">1.0.43</text:p>
          </table:table-cell>
          <table:table-cell table:style-name="Table1.A2" office:value-type="string">
            <text:p text:style-name="Table_20_Contents">Norm_process</text:p>
          </table:table-cell>
          <table:table-cell table:style-name="Table1.A2" office:value-type="string">
            <text:p text:style-name="P2">Use linear interpolation for geometric factors</text:p>
          </table:table-cell>
          <table:table-cell table:style-name="Table1.D2" office:value-type="string">
            <text:p text:style-name="P10">D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Release candidate 17-Nov-08</text:p>
          </table:table-cell>
          <table:table-cell table:style-name="Table1.D2" office:value-type="string">
            <text:p text:style-name="P9"/>
          </table:table-cell>
        </table:table-row>
      </table:table>
      <text:list text:style-name="L1">
        <text:list-header>
          <text:p text:style-name="P1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pm1">
      <style:header>
        <text:p text:style-name="Header"><text:date style:data-style-name="N37" text:date-value="2008-11-17T13:50:27.90" text:fixed="true">11/17/08</text:date><text:tab/><text:tab/><text:time style:data-style-name="N43" text:time-value="2008-11-17T13:50:34.76" text:fixed="true">01:50:35 PM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8-30T12:03:04</meta:creation-date>
    <dc:date>2008-11-17T13:51:05</dc:date>
    <meta:print-date>2008-10-06T14:50:23</meta:print-date>
    <meta:editing-cycles>40</meta:editing-cycles>
    <meta:editing-duration>P1DT9H22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90" meta:word-count="745" meta:character-count="4401"/>
  </office:meta>
</office:document-meta>
</file>